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HAPTER 1 AND 2 FOR UNIT 1</text:p>
      <text:p text:style-name="Standard">CHAPTER 3 UNIT-2</text:p>
      <text:p text:style-name="Standard">CHAPTER 4 UNIT-3</text:p>
      <text:p text:style-name="Standard">CHAPTER 5 UNIT-4</text:p>
      <text:p text:style-name="Standard">CHAPTER 6 UNIT-5</text:p>
      <text:p text:style-name="Standard">CHAPTER 8<text:s/>&amp; 9<text:s/>UNIT-6</text:p>
      <text:p text:style-name="Standard"/>
      <text:p text:style-name="Standard">CHAPTER 7 NHI PADHNA HAI JISKE PAS JYADA TIME HOGA VO PADH LEGA USKE LIYE CHAPTER 7 SABSE NICHE LIKH DE RAHA HU!!!<text:s/><text:span text:style-name="T2">(100000)</text:span></text:p>
      <text:p text:style-name="Standard"/>
      <text:p text:style-name="P3">CHAPTER -1</text:p>
      <text:p text:style-name="Standard">1. The term----------------------describes the standards or codes of behavior expected of an</text:p>
      <text:p text:style-name="Standard">individual by a group to which the individual belongs.</text:p>
      <text:p text:style-name="Standard">a. morals</text:p>
      <text:p text:style-name="Standard">b. ethics</text:p>
      <text:p text:style-name="Standard">c. virtues</text:p>
      <text:p text:style-name="Standard">d. integrity</text:p>
      <text:p text:style-name="Standard"/>
      <text:p text:style-name="Standard">2.------------------------is/are one’s personal beliefs about what is right and wrong.</text:p>
      <text:p text:style-name="Standard">a. Virtues and vices</text:p>
      <text:p text:style-name="Standard">b. Ethics</text:p>
      <text:p text:style-name="Standard">c. Morals</text:p>
      <text:p text:style-name="Standard">d. Code of ethics</text:p>
      <text:p text:style-name="Standard"/>
      <text:p text:style-name="Standard">3. Laws provide a complete guide to ethical behavior. True or False?</text:p>
      <text:p text:style-name="Standard"/>
      <text:p text:style-name="Standard">4. The moral corruption of people in power has been given the name-------------------</text:p>
      <text:p text:style-name="Standard"/>
      <text:p text:style-name="Standard">5. According to the Ethics Resource Center, which of the following is the most commonly</text:p>
      <text:p text:style-name="Standard">observed form of employee misconduct?</text:p>
      <text:p text:style-name="Standard">a. Lying to employees</text:p>
      <text:p text:style-name="Standard">b. Abusive behavior</text:p>
      <text:p text:style-name="Standard">c. Inappropriate social networking</text:p>
      <text:p text:style-name="Standard">d. Misuse of company time</text:p>
      <text:p text:style-name="Standard"/>
      <text:p text:style-name="Standard">6. Nonmanagers are responsible for what percent of instances of reported misconduct?</text:p>
      <text:p text:style-name="Standard">a. Roughly 25 percent</text:p>
      <text:p text:style-name="Standard">b. Over 50 percent</text:p>
      <text:p text:style-name="Standard">c. About 40 percent</text:p>
      <text:p text:style-name="Standard">d. Less than 33 percent</text:p>
      <text:p text:style-name="Standard"/>
      <text:p text:style-name="Standard">7. The goodwill that CSR activities generate can make it easier<text:s/>for corporations to</text:p>
      <text:p text:style-name="Standard">conduct their business but is unlikely to affect the profitability of the firm. True or</text:p>
      <text:p text:style-name="Standard">False?</text:p>
      <text:p text:style-name="Standard"/>
      <text:p text:style-name="Standard">8. If an employee acts in a manner contrary to corporate policy and their employee’s</text:p>
      <text:p text:style-name="Standard">directions, the employer cannot be held responsible for these actions. True or</text:p>
      <text:p text:style-name="Standard">False?</text:p>
      <text:p text:style-name="Standard"/>
      <text:p text:style-name="Standard">9. Approximately how many U.S. workers have reported worker or manager misconduct and</text:p>
      <text:p text:style-name="Standard">then suffered some sort of retribution from their supervisor or negative reactions from their</text:p>
      <text:p text:style-name="Standard">coworkers?</text:p>
      <text:p text:style-name="Standard">a. Less than 5.5 million</text:p>
      <text:p text:style-name="Standard">b.<text:s/>Over 10 million</text:p>
      <text:p text:style-name="Standard">c. Some 6.2 million</text:p>
      <text:p text:style-name="Standard">d. About 8.7 million</text:p>
      <text:p text:style-name="Standard"/>
      <text:p text:style-name="Standard">10. A statement that highlights an organization’s key ethical issues and identifies the over-</text:p>
      <text:p text:style-name="Standard">arching values and principles that are important to the organization and its decision making.</text:p>
      <text:p text:style-name="Standard">a. Integrity statement</text:p>
      <text:p text:style-name="Standard">b. Code of ethics</text:p>
      <text:p text:style-name="Standard">c. Mission statement</text:p>
      <text:p text:style-name="Standard">d. Vision statement</text:p>
      <text:p text:style-name="Standard">11. Which of the following is not a key goal of employee ethics training?</text:p>
      <text:p text:style-name="Standard">a. Increase the percentage of employees who report incidents of misconduct.</text:p>
      <text:p text:style-name="Standard">b. Make employees more aware of the company’s code of ethics and how to</text:p>
      <text:p text:style-name="Standard">apply it.</text:p>
      <text:p text:style-name="Standard">c. Become familiar with various philosophers and how they dealt with ethical issues.</text:p>
      <text:p text:style-name="Standard">d. Reduce the company’s liability in the event of legal action.</text:p>
      <text:p text:style-name="Standard"/>
      <text:p text:style-name="Standard">12. Identifying the stakeholders and their positions on an<text:s/>issue is a part of which decision-</text:p>
      <text:p text:style-name="Standard">making step?</text:p>
      <text:p text:style-name="Standard">a. Define the problem</text:p>
      <text:p text:style-name="Standard">b. Review the applicable guidelines, policies, and laws</text:p>
      <text:p text:style-name="Standard">c. Identify and evaluate options</text:p>
      <text:p text:style-name="Standard">d. Choose the best option</text:p>
      <text:p text:style-name="Standard"/>
      <text:p text:style-name="Standard">13. If you find yourself rationalizing a decision with the<text:s/>statement “Well, our competitors are</text:p>
      <text:p text:style-name="Standard">doing something far worse”—what action should you not take?</text:p>
      <text:p text:style-name="Standard">a. Drop this option, and implement the same policy as your competitors.</text:p>
      <text:p text:style-name="Standard">b. Reconsider your options.</text:p>
      <text:p text:style-name="Standard">c. Realize you are about to make a decision that you will find difficult to justify</text:p>
      <text:p text:style-name="Standard">to others.</text:p>
      <text:p text:style-name="Standard">d. Seek input and advice from others.</text:p>
      <text:p text:style-name="Standard"/>
      <text:p text:style-name="Standard">14. Important decisions with strong ethical implications are too often left to the technical</text:p>
      <text:p text:style-name="Standard">experts; general business managers must assume greater responsibility for these</text:p>
      <text:p text:style-name="Standard">decisions. True or False?</text:p>
      <text:p text:style-name="Standard"/>
      <text:p text:style-name="P4">1. c.; 2. c.; 3. False; 4. Bathsheba syndrome; 5. d.; 6. c.; 7. False; 8. False; 9. c.; 10. b.; 11. c.;</text:p>
      <text:p text:style-name="P5">12. a.; 13. a.; 14. True</text:p>
      <text:p text:style-name="P6"/>
      <text:p text:style-name="P7">--------------------------------------------------------------------------------------------------------------------</text:p>
      <text:p text:style-name="P8"/>
      <text:p text:style-name="Standard">1. An IT worker cannot be sued for professional malpractice unless he or she is licensed. True</text:p>
      <text:p text:style-name="Standard">or False.</text:p>
      <text:p text:style-name="Standard"/>
      <text:p text:style-name="Standard">2. The mission of the Software &amp; Information Industry Association and the Business Software</text:p>
      <text:p text:style-name="Standard">Alliance is to-------------------------------------.</text:p>
      <text:p text:style-name="Standard">a. protect the trade secrets of world’s largest software and hardware manufacturers</text:p>
      <text:p text:style-name="Standard">b. encourage disgruntled employees to report misdeeds by their employers</text:p>
      <text:p text:style-name="Standard">c. stop the unauthorized copying of software produced by its members</text:p>
      <text:p text:style-name="Standard">d. provide recommendations on how to develop software code that is unhackable</text:p>
      <text:p text:style-name="Standard"/>
      <text:p text:style-name="Standard">3.-------------------------------is an effort by an employee to attract attention to a negligent,</text:p>
      <text:p text:style-name="Standard">illegal, unethical, abusive, or dangerous act by a company that threatens the public</text:p>
      <text:p text:style-name="Standard">interest.</text:p>
      <text:p text:style-name="Standard"/>
      <text:p text:style-name="Standard">4.---------------occurs when a party fails to perform certain express or implied obligations,</text:p>
      <text:p text:style-name="Standard">which impairs or destroys the very essence of a contract.</text:p>
      <text:p text:style-name="Standard">a. Fraud</text:p>
      <text:p text:style-name="Standard">b. Material breach of contract</text:p>
      <text:p text:style-name="Standard">c. Breach of contract</text:p>
      <text:p text:style-name="Standard">d. Misrepresentation</text:p>
      <text:p text:style-name="Standard"/>
      <text:p text:style-name="Standard">5. Under the Foreign<text:s/>Corrupt Practices Act (FCPA), it is permissible to pay an official to per-</text:p>
      <text:p text:style-name="Standard">form some official function faster (for example, to speed customs clearance). True or False.</text:p>
      <text:p text:style-name="Standard"/>
      <text:p text:style-name="Standard">6. A(An)-----------states the principles and core values that are essential to the work of</text:p>
      <text:p text:style-name="Standard">a particular occupational group.</text:p>
      <text:p text:style-name="Standard"/>
      <text:p text:style-name="Standard">7. Unlike certification, which applies only to people and is required by law, licensing can also</text:p>
      <text:p text:style-name="Standard">apply to products. True or False.</text:p>
      <text:p text:style-name="Standard"/>
      <text:p text:style-name="Standard">8. To become licensed as a software engineer in the United States, one must pass the<text:s/>Fun-</text:p>
      <text:p text:style-name="Standard">damental of Engineering exam and a software engineering------------------------exam.</text:p>
      <text:p text:style-name="Standard"/>
      <text:p text:style-name="Standard">9. The core---------------for any profession outlines agreed-upon sets of skills and abilities</text:p>
      <text:p text:style-name="Standard">that all licensed professionals must possess.</text:p>
      <text:p text:style-name="Standard"/>
      <text:p text:style-name="Standard">10. Professionals who breach the duty of care are liable for injuries that their negligence</text:p>
      <text:p text:style-name="Standard">causes. This liability is commonly referred to as--------------------------.</text:p>
      <text:p text:style-name="Standard">a. negligence</text:p>
      <text:p text:style-name="Standard">b. professional malpractice</text:p>
      <text:p text:style-name="Standard">c. breach of contract</text:p>
      <text:p text:style-name="Standard">d. breach of contract</text:p>
      <text:p text:style-name="Standard"/>
      <text:p text:style-name="Standard">11. Senior<text:s/>management (including members of the audit committee) must always follow the</text:p>
      <text:p text:style-name="Standard">recommendations of the internal audit committee. True or False.</text:p>
      <text:p text:style-name="Standard"/>
      <text:p text:style-name="Standard">12.------------------is the process established by an organization’s board of directors, man-</text:p>
      <text:p text:style-name="Standard">agers, and IT systems people to provide reasonable assurance for the effectiveness and</text:p>
      <text:p text:style-name="Standard">efficiency of operations, the reliability of financial reporting, and compliance with applicable</text:p>
      <text:p text:style-name="Standard">laws and regulations.</text:p>
      <text:p text:style-name="Standard"/>
      <text:p text:style-name="Standard">13. The software piracy rates in Albania, Kazakhstan, Libya, Panama,<text:s/>and Zimbabwe</text:p>
      <text:p text:style-name="Standard">------------------------.</text:p>
      <text:p text:style-name="Standard">a. exceed 90 percent</text:p>
      <text:p text:style-name="Standard">b. are nearly 100 percent</text:p>
      <text:p text:style-name="Standard">c. exceed 70 percent</text:p>
      <text:p text:style-name="Standard">d. are about 50 percent</text:p>
      <text:p text:style-name="Standard"/>
      <text:p text:style-name="Standard">14. Which of the following is not one of the five key elements of an acceptable use policy</text:p>
      <text:p text:style-name="Standard">(AUP)?</text:p>
      <text:p text:style-name="Standard">a. Purpose of the AUP, why<text:s/>it is needed and what are its goals</text:p>
      <text:p text:style-name="Standard">b. Background and make-up of the infosec organization that enforces the AUP</text:p>
      <text:p text:style-name="Standard">c. Definition of the actions that will be taken against an individual who violates the policy</text:p>
      <text:p text:style-name="Standard">d. Scope of who and what is covered under the AUP</text:p>
      <text:p text:style-name="Standard"/>
      <text:p text:style-name="Standard">15. A--------------------is hardware or software (or a combination of both) that serves as the first</text:p>
      <text:p text:style-name="Standard">line of defense between an organization’s network and the Internet; it also limits access to</text:p>
      <text:p text:style-name="Standard">the company’s network based on the organization’s Internet-usage policy.</text:p>
      <text:p text:style-name="Standard"/>
      <text:p text:style-name="P9">1. True; 2. c; 3. Whistle-blowing; 4. b; 5. True; 6. professional code of ethics or code of ethics;</text:p>
      <text:p text:style-name="P10">7. False; 8. Principles and Practices; 9. body of knowledge; 10. b; 11. True; 12. Internal control;</text:p>
      <text:p text:style-name="P11">13. c; 14. b; 15. firewall</text:p>
      <text:p text:style-name="P12"/>
      <text:p text:style-name="Standard">1. The<text:s/>number of global companies that have an overall security strategy is----------------.</text:p>
      <text:p text:style-name="Standard">a. less than one-third</text:p>
      <text:p text:style-name="Standard">b. more than two-thirds</text:p>
      <text:p text:style-name="Standard">c. about 58 percent</text:p>
      <text:p text:style-name="Standard">d. nearly 75 percent</text:p>
      <text:p text:style-name="P13"/>
      <text:p text:style-name="Standard">2. The worldwide financial services industry spent over $27 billion on IT security and fraud</text:p>
      <text:p text:style-name="Standard">prevention in 2015. True or False?</text:p>
      <text:p text:style-name="P14"/>
      <text:p text:style-name="Standard">3. A(n)---------------------is an attack on an information system that takes advantage of a par-</text:p>
      <text:p text:style-name="Standard">ticular system vulnerability.</text:p>
      <text:p text:style-name="Standard">a. virus</text:p>
      <text:p text:style-name="Standard">b. worm</text:p>
      <text:p text:style-name="Standard">c. Trojan horse</text:p>
      <text:p text:style-name="Standard">d. exploit</text:p>
      <text:p text:style-name="P15"/>
      <text:p text:style-name="Standard">4. A(n)----------------------exploit<text:s/>is an attack that takes place before the security community</text:p>
      <text:p text:style-name="Standard">and/or software developers become aware of and fix a security vulnerability.</text:p>
      <text:p text:style-name="P16"/>
      <text:p text:style-name="Standard">5. A(n)----------------------is an individual who hacks computers or websites in an attempt to</text:p>
      <text:p text:style-name="Standard">promote a political ideology.</text:p>
      <text:p text:style-name="Standard">a. black hat hacker</text:p>
      <text:p text:style-name="Standard">b. cracker</text:p>
      <text:p text:style-name="Standard">c. malicious insider</text:p>
      <text:p text:style-name="Standard">d. hacktivist</text:p>
      <text:p text:style-name="P17"/>
      <text:p text:style-name="Standard">6.A(n)---------------------is a sophisticated threat that combines the features of a virus, worm,</text:p>
      <text:p text:style-name="Standard">Trojan horse, and other malicious code into a single payload.</text:p>
      <text:p text:style-name="P18"/>
      <text:p text:style-name="Standard">7.A(n)-------------------is an attack in which a malicious hacker takes over computers via the</text:p>
      <text:p text:style-name="Standard">Internet and causes them to flood a target site with demands for data and other small tasks.</text:p>
      <text:p text:style-name="Standard">a. rootkit</text:p>
      <text:p text:style-name="Standard">b. zombie</text:p>
      <text:p text:style-name="Standard">c. botnet</text:p>
      <text:p text:style-name="Standard">d. distributed denial-of-service</text:p>
      <text:p text:style-name="P19"/>
      <text:p text:style-name="Standard">8.<text:s/>------------------is an exploit in which victims receive a voice-mail message telling them to</text:p>
      <text:p text:style-name="Standard">call a phone number or access a website.</text:p>
      <text:p text:style-name="P20"/>
      <text:p text:style-name="Standard">9. ----------------------involves the deployment of malware that secretly steals data in the com-</text:p>
      <text:p text:style-name="Standard">puter systems of organizations that can be used to gain an unfair competitive advantage</text:p>
      <text:p text:style-name="Standard">for the perpetrator.</text:p>
      <text:p text:style-name="Standard">a. Cyberterrorism</text:p>
      <text:p text:style-name="Standard">b. Data breach</text:p>
      <text:p text:style-name="Standard">c. Cyberespionage</text:p>
      <text:p text:style-name="Standard">d. Smishing</text:p>
      <text:p text:style-name="P21"/>
      <text:p text:style-name="Standard">10.The computer security triad consists of------------------.</text:p>
      <text:p text:style-name="Standard">a. security, confidentiality, and intelligence</text:p>
      <text:p text:style-name="Standard">b. confidence, safety, and integrity</text:p>
      <text:p text:style-name="Standard">c. confidence, safety, and intelligence</text:p>
      <text:p text:style-name="Standard">d. integrity, confidentiality, and availability</text:p>
      <text:p text:style-name="P22"/>
      <text:p text:style-name="Standard">11. ---------------------------is the process of assessing security-related risks to an organization’s</text:p>
      <text:p text:style-name="Standard">computers and<text:s/>networks from both internal and external threats.</text:p>
      <text:p text:style-name="P23"/>
      <text:p text:style-name="Standard">12. The business recovery plan is the documented process to recover an organization’s busi-</text:p>
      <text:p text:style-name="Standard">ness information system assets including hardware, software, data, networks, and facilities</text:p>
      <text:p text:style-name="Standard">in the event of a disaster. True or False?</text:p>
      <text:p text:style-name="P24"/>
      <text:p text:style-name="Standard">13. Which of the following is not a multifactor authentication method?</text:p>
      <text:p text:style-name="Standard">a. Entering a user name and a strong end-user password at least 10 characters long</text:p>
      <text:p text:style-name="Standard">including capital letters, numbers, and special characters</text:p>
      <text:p text:style-name="Standard">b. Plugging a hardware token into a USB port of the computer and entering an end-user</text:p>
      <text:p text:style-name="Standard">password</text:p>
      <text:p text:style-name="Standard">c. Entering a password and providing a voice pattern sample</text:p>
      <text:p text:style-name="Standard">d. Providing a fingerprint recognition and entering a password</text:p>
      <text:p text:style-name="P25"/>
      <text:p text:style-name="Standard">14.A(n)-------------------is a hardware- or software-based network security system that is able</text:p>
      <text:p text:style-name="Standard">to detect and block sophisticated attacks by filtering network traffic depend on the contents</text:p>
      <text:p text:style-name="Standard">of data packets.</text:p>
      <text:p text:style-name="Standard">a. firewall</text:p>
      <text:p text:style-name="Standard">b. router</text:p>
      <text:p text:style-name="Standard">c. antivirus software</text:p>
      <text:p text:style-name="Standard">d. next-generation firewall</text:p>
      <text:p text:style-name="P26"/>
      <text:p text:style-name="Standard">15. -----------------------is the<text:s/>process of scrambling messages or data in such a way that only</text:p>
      <text:p text:style-name="Standard">authorized parties can read it.</text:p>
      <text:p text:style-name="P27"/>
      <text:p text:style-name="Standard">16. A virtual private network (VPN) enables remote users to securely access an organization’s</text:p>
      <text:p text:style-name="Standard">collection of computing and storage devices and share data remotely transmitting and</text:p>
      <text:p text:style-name="Standard">receiving data over public networks such as the Internet. True or False?</text:p>
      <text:p text:style-name="P28"/>
      <text:p text:style-name="Standard">17. Antivirus software scans for a specific sequence of bytes known as a(n)---------------------</text:p>
      <text:p text:style-name="Standard">that indicates the presence of a specific virus.</text:p>
      <text:p text:style-name="P29"/>
      <text:p text:style-name="Standard">18. In the<text:s/>event of a successful cyberattack, the best way to give out specific information is</text:p>
      <text:p text:style-name="Standard">through use of online discussion groups, email, and other systems connected to the com-</text:p>
      <text:p text:style-name="Standard">promised system. True or False?</text:p>
      <text:p text:style-name="P30"/>
      <text:p text:style-name="Standard">19. A(n)-------------------is a company that monitors, manages, and maintains computer and</text:p>
      <text:p text:style-name="Standard">network security for other organizations.</text:p>
      <text:p text:style-name="P31"/>
      <text:p text:style-name="Standard">20.---------------------- is a discipline that combines elements of law and computer science to</text:p>
      <text:p text:style-name="Standard">identify, collect, examine, and preserve data from computer system, networks,<text:s/>and storage</text:p>
      <text:p text:style-name="Standard">devices in a manner that preserves the integrity of data gathered so that it is admissible as</text:p>
      <text:p text:style-name="Standard">evidence in a court of law.</text:p>
      <text:p text:style-name="P32"/>
      <text:p text:style-name="P33"/>
      <text:p text:style-name="Standard">1<text:span text:style-name="T34">. c; 2. True; 3. d; 4. zero-day; 5. d; 6. blended threat; 7. d; 8. Vishing; 9. c; 10. d; 11. Risk</text:span></text:p>
      <text:p text:style-name="P35">assessment; 12. False; 13. a; 14. d; 15. Encryption; 16. True; 17. virus signature; 18. False;</text:p>
      <text:p text:style-name="P36">19. managed security service provider (MSSP); 20. Computer forensics</text:p>
      <text:p text:style-name="P37"/>
      <text:p text:style-name="Standard"/>
      <text:p text:style-name="Standard">1. The Supreme Court has stated that American citizens are protected by the Fourth Amend-</text:p>
      <text:p text:style-name="Standard">ment with no<text:s/>exception. True or False?</text:p>
      <text:p text:style-name="Standard"/>
      <text:p text:style-name="Standard">2.----------------------is a system employed to collect Internet data including search histories,</text:p>
      <text:p text:style-name="Standard">photos sent and received; the contents of email, file transfers, and voice and video chats;</text:p>
      <text:p text:style-name="Standard">and other Internet communication data.</text:p>
      <text:p text:style-name="Standard">a. MYSTIC</text:p>
      <text:p text:style-name="Standard">b. Stingray</text:p>
      <text:p text:style-name="Standard">c. PRISM</text:p>
      <text:p text:style-name="Standard">d. ALPR</text:p>
      <text:p text:style-name="Standard"/>
      <text:p text:style-name="Standard">3. Although a number of independent laws and acts have been implemented over time, no</text:p>
      <text:p text:style-name="Standard">single, overarching data privacy policy has been developed in the United States. However,</text:p>
      <text:p text:style-name="Standard">there is an established advisory<text:s/>agency that recommends acceptable privacy practices to</text:p>
      <text:p text:style-name="Standard">U.S. businesses. True or False?</text:p>
      <text:p text:style-name="Standard"/>
      <text:p text:style-name="Standard">4. This act allows consumers to request and obtain a free credit report once each year from</text:p>
      <text:p text:style-name="Standard">each of the three primary consumer credit reporting companies.</text:p>
      <text:p text:style-name="Standard">a. Fair Credit Reporting Act</text:p>
      <text:p text:style-name="Standard">b. Right to Financial Privacy Act</text:p>
      <text:p text:style-name="Standard">c. Gramm-Leach-Bliley Act</text:p>
      <text:p text:style-name="Standard">d. Fair and Accurate Credit Transactions Act</text:p>
      <text:p text:style-name="Standard"/>
      <text:p text:style-name="Standard">5. Under (the)--------------------, the presumption is that a student’s records are private and not</text:p>
      <text:p text:style-name="Standard">available to the public without the consent of the student.</text:p>
      <text:p text:style-name="Standard">a. HIPAA</text:p>
      <text:p text:style-name="Standard">b. American Recovery and Reinvestment Act</text:p>
      <text:p text:style-name="Standard">c. Family Educational Rights and Privacy Act</text:p>
      <text:p text:style-name="Standard">d. Children’s Online Privacy Protection Act</text:p>
      <text:p text:style-name="Standard"/>
      <text:p text:style-name="Standard">6.---------------------describes procedures for the electronic surveillance and collection of for-</text:p>
      <text:p text:style-name="Standard">eign intelligence between foreign powers and agents of foreign powers. It also created a</text:p>
      <text:p text:style-name="Standard">special court which meets in secret to hear applications for orders approving electronic sur-</text:p>
      <text:p text:style-name="Standard">veillance anywhere within the United States.</text:p>
      <text:p text:style-name="Standard">a. The Foreign Intelligence Surveillance Act</text:p>
      <text:p text:style-name="Standard">b. The USA PATRIOT Act</text:p>
      <text:p text:style-name="Standard">c. The USA Freedom Act</text:p>
      <text:p text:style-name="Standard">d. Executive Order 12333</text:p>
      <text:p text:style-name="Standard"/>
      <text:p text:style-name="Standard">7. (The)--------------------approves the use of any intelligence collection techniques that are in</text:p>
      <text:p text:style-name="Standard">accordance with procedures established by the head of<text:s/>the intelligence community and</text:p>
      <text:p text:style-name="Standard">approved by the attorney general.</text:p>
      <text:p text:style-name="Standard">a. Foreign Intelligence Surveillance Act</text:p>
      <text:p text:style-name="Standard">b. USA PATRIOT Act</text:p>
      <text:p text:style-name="Standard">c. USA Freedom Act</text:p>
      <text:p text:style-name="Standard">d. Executive Order 12333</text:p>
      <text:p text:style-name="Standard"/>
      <text:p text:style-name="Standard">8. The number of U.S. government intelligence-gathering units identified in Executive<text:s/>Order</text:p>
      <text:p text:style-name="Standard">12333 exceeds 18. True or False?</text:p>
      <text:p text:style-name="Standard"/>
      <text:p text:style-name="Standard">9. The---------------------is designed to strengthen the data protection for individuals within the</text:p>
      <text:p text:style-name="Standard">EU and includes stiff penalties for privacy violations.</text:p>
      <text:p text:style-name="Standard">a. Organization for Economic Co-operation and Development for the Protection of Privacy</text:p>
      <text:p text:style-name="Standard">and Transborder Flows of Personal Data</text:p>
      <text:p text:style-name="Standard">b. European Union Data Protective Directive</text:p>
      <text:p text:style-name="Standard">c. European–United States Privacy Shield Data Transfer Program Guidelines</text:p>
      <text:p text:style-name="Standard">d. General Data Protection Regulation</text:p>
      <text:p text:style-name="Standard"/>
      <text:p text:style-name="Standard">10. Federal agencies receiving a-----------------------request must acknowledge that the request</text:p>
      <text:p text:style-name="Standard">has been received and indicate when the request will be fulfilled, with an initial response</text:p>
      <text:p text:style-name="Standard">within 20 working days unless an unusual circumstance occurs.</text:p>
      <text:p text:style-name="Standard"/>
      <text:p text:style-name="Standard">11. Many companies obtain<text:s/>information about web surfers through the use of-------------------,</text:p>
      <text:p text:style-name="Standard">which are text files that can be downloaded to the hard drives of users so that the website</text:p>
      <text:p text:style-name="Standard">is able to identify visitors on subsequent visits.</text:p>
      <text:p text:style-name="Standard"/>
      <text:p text:style-name="Standard">12. Publicly traded<text:s/>organizations have an obligation to report all data breaches to the Securities</text:p>
      <text:p text:style-name="Standard">and Exchange Commission. True or False?</text:p>
      <text:p text:style-name="Standard"/>
      <text:p text:style-name="Standard">13. Often organizations who are engaged in litigation will send a---------------------notice to its</text:p>
      <text:p text:style-name="Standard">employees or to the opposing party to save relevant data and to suspend data that might</text:p>
      <text:p text:style-name="Standard">be due to be destroyed based on normal data-retention rules.</text:p>
      <text:p text:style-name="Standard"/>
      <text:p text:style-name="Standard">14.---------------------is a process that couples human guidance with computer-driven concept</text:p>
      <text:p text:style-name="Standard">searching in order to train document review software to recognize relevant documents with</text:p>
      <text:p text:style-name="Standard">a document universe</text:p>
      <text:p text:style-name="Standard"/>
      <text:p text:style-name="Standard">15. A recent study revealed that between------------------------------nothing to do with work.</text:p>
      <text:p text:style-name="Standard">percent of workers’ time online has</text:p>
      <text:p text:style-name="Standard">a. 20 and 40</text:p>
      <text:p text:style-name="Standard">b. 30 and 50</text:p>
      <text:p text:style-name="Standard">c. 50 and 70</text:p>
      <text:p text:style-name="Standard">d. 60 and 80</text:p>
      <text:p text:style-name="Standard"/>
      <text:p text:style-name="Standard">16. The Fourth Amendment cannot be used to limit how a private employer treats its employ-</text:p>
      <text:p text:style-name="Standard">ees, and private-sector employees must seek legal protection against an invasive employer</text:p>
      <text:p text:style-name="Standard">under various state statues. True or False?</text:p>
      <text:p text:style-name="Standard"/>
      <text:p text:style-name="Standard">17. China has more surveillance cameras<text:s/>per person than Great Britain. True or False?</text:p>
      <text:p text:style-name="Standard"/>
      <text:p text:style-name="Standard">18. Beginning with the model year 2011 vehicles, the National Highway Safety Administration</text:p>
      <text:p text:style-name="Standard">defined a minimum set of 15 data elements that must be captured for manufacturers who</text:p>
      <text:p text:style-name="Standard">voluntarily install Electronic<text:s/>Data Recorders on their vehicles. True or False?</text:p>
      <text:p text:style-name="Standard"/>
      <text:p text:style-name="P38">1. False; 2. c; 3. False; 4. d; 5. c; 6. a; 7. d; 8. True; 9. d; 10. Freedom of Information Request;</text:p>
      <text:p text:style-name="P39">11. cookies; 12. False; 13. litigation hold; 14. Predictive coding; 15. d; 16. True; 17. False;</text:p>
      <text:p text:style-name="P40">18.<text:s/>True</text:p>
      <text:p text:style-name="P41"/>
      <text:p text:style-name="P42">chapter-5</text:p>
      <text:p text:style-name="Standard">1. The protects Americans’ rights to freedom of religion, freedom of expression, and freedom to peaceably assemble.</text:p>
      <text:p text:style-name="Standard"/>
      <text:p text:style-name="Standard">2. The Supreme Court has held that obscene speech and defamation may be forbidden by</text:p>
      <text:p text:style-name="Standard">the government. True or False?</text:p>
      <text:p text:style-name="Standard">3. An important Supreme Court case that established a three-part test to determine if material</text:p>
      <text:p text:style-name="Standard">is obscene and therefore not protected speech was .</text:p>
      <text:p text:style-name="Standard"/>
      <text:p text:style-name="Standard">4. Making either an oral or a written statement of alleged fact that is false and harms another</text:p>
      <text:p text:style-name="Standard">person is .</text:p>
      <text:p text:style-name="Standard"/>
      <text:p text:style-name="Standard">5. Section 230 of the provides immunity to an Internet service provider that</text:p>
      <text:p text:style-name="Standard">publishes user-generated content, as long as its actions do not rise to the level of a content provider.</text:p>
      <text:p text:style-name="Standard"/>
      <text:p text:style-name="Standard">6. Which of the following laws required federally financed schools and libraries to use some</text:p>
      <text:p text:style-name="Standard">form of technological protection to block computer access to obscene material, pornography, and anything else considered harmful to minors?</text:p>
      <text:p text:style-name="Standard">a. Telecommunications Act</text:p>
      <text:p text:style-name="Standard">b. Children’s Internet Protection Act</text:p>
      <text:p text:style-name="Standard">c. Child Online Protection Act</text:p>
      <text:p text:style-name="Standard">d. Communications Decency Act</text:p>
      <text:p text:style-name="Standard"/>
      <text:p text:style-name="Standard">7. The country with perhaps the most rigorous Internet censorship in the world</text:p>
      <text:p text:style-name="Standard">is .</text:p>
      <text:p text:style-name="Standard">a. Brazil</text:p>
      <text:p text:style-name="Standard">b. China</text:p>
      <text:p text:style-name="Standard">c. Cuba</text:p>
      <text:p text:style-name="Standard">d. United States</text:p>
      <text:p text:style-name="Standard"/>
      <text:p text:style-name="Standard">8. An anti-SLAPP law is used by government officials against citizens who oppose them on</text:p>
      <text:p text:style-name="Standard">matters of<text:s/>public concern. True or False?</text:p>
      <text:p text:style-name="Standard"/>
      <text:p text:style-name="Standard">9. involves doing research on the Internet to obtain someone’s private personal information (such as home address, email address, phone numbers, and place of</text:p>
      <text:p text:style-name="Standard">employment) and even private electronic documents (such as photographs), and then posting that information online without permission.</text:p>
      <text:p text:style-name="Standard"/>
      <text:p text:style-name="Standard">10. An aggrieved party can file a lawsuit against a defendant whose identity is</text:p>
      <text:p text:style-name="Standard">temporarily unknown because he or she is communicating anonymously or using a</text:p>
      <text:p text:style-name="Standard">pseudonym.</text:p>
      <text:p text:style-name="Standard"/>
      <text:p text:style-name="Standard">11. The California State Court in Pre-Paid v. Sturtz et al. set a legal precedent that courts apply</text:p>
      <text:p text:style-name="Standard">when deciding .</text:p>
      <text:p text:style-name="Standard">a. whether material is obscene</text:p>
      <text:p text:style-name="Standard">b. if a library must install filters on its computers</text:p>
      <text:p text:style-name="Standard">c. whether speech is merely annoying or hate speech</text:p>
      <text:p text:style-name="Standard">d. whether or not to<text:s/>approve subpoenas requesting the identity of anonymous web posters</text:p>
      <text:p text:style-name="Standard"/>
      <text:p text:style-name="Standard">12. Persistent or malicious harassment aimed at an ethnic, racial, or religious group can be</text:p>
      <text:p text:style-name="Standard">prosecuted as hate speech. True or False?</text:p>
      <text:p text:style-name="Standard"/>
      <text:p text:style-name="Standard">13. The Act specifies requirements that commercial<text:s/>emailers must follow when</text:p>
      <text:p text:style-name="Standard">sending out messages that advertise or promote a commercial product or service</text:p>
      <text:p text:style-name="Standard"/>
      <text:p text:style-name="P43">1. First Amendment; 2. True; 3. Miller v. California; 4. defamation; 5. Communications Decency</text:p>
      <text:p text:style-name="P44">Act; 6. b; 7. b; 8. False; 9. Doxing; 10. John Doe; 11.<text:s/>d; 12. False; 13. CAN-SPAM</text:p>
      <text:p text:style-name="P45"/>
      <text:p text:style-name="P46"/>
      <text:p text:style-name="P47">unit-5 chapter-6</text:p>
      <text:p text:style-name="Standard">1. Which of the following is not an example of intellectual property?</text:p>
      <text:p text:style-name="Standard">a. A work of art</text:p>
      <text:p text:style-name="Standard">b. An improvisational speech</text:p>
      <text:p text:style-name="Standard">c. A trade secret of an organization</text:p>
      <text:p text:style-name="Standard">d. A computer program</text:p>
      <text:p text:style-name="Standard"/>
      <text:p text:style-name="Standard">2. Patent law protects<text:s/>inventions, and law protects authored works.</text:p>
      <text:p text:style-name="Standard"/>
      <text:p text:style-name="Standard">3. Software can be protected under patent law, but it can also be copyright protected. True or</text:p>
      <text:p text:style-name="Standard">False?</text:p>
      <text:p text:style-name="Standard"/>
      <text:p text:style-name="Standard">4. The courts may award up to triple damages for which of the following?</text:p>
      <text:p text:style-name="Standard">a. Theft of trade secrets</text:p>
      <text:p text:style-name="Standard">b. Copyright infringement</text:p>
      <text:p text:style-name="Standard">c. Trademark infringement</text:p>
      <text:p text:style-name="Standard">d. Patent infringement</text:p>
      <text:p text:style-name="Standard"/>
      <text:p text:style-name="Standard">5. Two software manufacturers develop separate but nearly identical programs for playing</text:p>
      <text:p text:style-name="Standard">an online game. Even though the second manufacturer can establish that it developed</text:p>
      <text:p text:style-name="Standard">the program on<text:s/>its own, without knowledge of the existing program, that manufacturer could</text:p>
      <text:p text:style-name="Standard">be found guilty of patent infringement. True or False?</text:p>
      <text:p text:style-name="Standard"/>
      <text:p text:style-name="Standard">6. Title II of the amends the Copyright Act by adding a new section that</text:p>
      <text:p text:style-name="Standard">enables a website operator that allows users to post content on its website to avoid</text:p>
      <text:p text:style-name="Standard">copyright infringement if certain “safe harbor” provisions are followed.</text:p>
      <text:p text:style-name="Standard"/>
      <text:p text:style-name="Standard">7. A(n) is a logo, package design, phrase, sound, or word that enables a</text:p>
      <text:p text:style-name="Standard">consumer to differentiate one company’s products from another’s.</text:p>
      <text:p text:style-name="Standard"/>
      <text:p text:style-name="Standard">8.<text:s/>Many large software companies have agreements with each other in which</text:p>
      <text:p text:style-name="Standard">each agrees not to sue the other over patent infringement.</text:p>
      <text:p text:style-name="Standard"/>
      <text:p text:style-name="Standard">9. The doctrine established four factors for courts to consider when deciding</text:p>
      <text:p text:style-name="Standard">whether a particular use of<text:s/>copyrighted property is fair and can be allowed without</text:p>
      <text:p text:style-name="Standard">penalty.</text:p>
      <text:p text:style-name="Standard"/>
      <text:p text:style-name="Standard">10. A is a form of protection for intellectual property that does not require any</text:p>
      <text:p text:style-name="Standard">disclosures or the filing of an application.</text:p>
      <text:p text:style-name="Standard">a. copyright</text:p>
      <text:p text:style-name="Standard">b. patent</text:p>
      <text:p text:style-name="Standard">c. trade secret</text:p>
      <text:p text:style-name="Standard">d. trademark</text:p>
      <text:p text:style-name="Standard"/>
      <text:p text:style-name="Standard">11. The Defend Trade Secrets Act amended the EEA to create a federal civil remedy for</text:p>
      <text:p text:style-name="Standard">.</text:p>
      <text:p text:style-name="Standard">a. copyright infringement</text:p>
      <text:p text:style-name="Standard">b. patent infringement</text:p>
      <text:p text:style-name="Standard">c. trade secret misappropriation</text:p>
      <text:p text:style-name="Standard">d. trademark infringement</text:p>
      <text:p text:style-name="Standard"/>
      <text:p text:style-name="Standard">12. Musicians, journalists, and even software developers have been accused of plagiarism.</text:p>
      <text:p text:style-name="Standard">True or False?</text:p>
      <text:p text:style-name="Standard"/>
      <text:p text:style-name="Standard">13. The process of taking something apart in order to understand it, build a copy of it, or</text:p>
      <text:p text:style-name="Standard">improve it is called .</text:p>
      <text:p text:style-name="Standard"/>
      <text:p text:style-name="Standard">14. As part of the patent application, the USPTO searches the existing body of knowledge that</text:p>
      <text:p text:style-name="Standard">is<text:s/>available to a person of ordinary skill in the art. This existing body of knowledge is also</text:p>
      <text:p text:style-name="Standard">called .</text:p>
      <text:p text:style-name="Standard"/>
      <text:p text:style-name="Standard">15. refers to any program whose source code is made available for use or</text:p>
      <text:p text:style-name="Standard">modification, as users or other developers see fit.</text:p>
      <text:p text:style-name="Standard"/>
      <text:p text:style-name="Standard">16. The main tactic used to<text:s/>circumvent is to register numerous domain</text:p>
      <text:p text:style-name="Standard">name variations as soon as an organization thinks it might want to develop a web</text:p>
      <text:p text:style-name="Standard">presence.</text:p>
      <text:p text:style-name="Standard"/>
      <text:p text:style-name="P48">1. b; 2. copyright; 3. True; 4. d; 5. True; 6. Digital Millennium Copyright Act (DMCA); 7. trademark;</text:p>
      <text:p text:style-name="P49">8. cross-licensing;<text:s/>9. fair use; 10. c; 11. c; 12. True; 13. reverse engineering; 14. prior art;</text:p>
      <text:p text:style-name="P50">15. Open source code; 16. Cybersquatting</text:p>
      <text:p text:style-name="P51"/>
      <text:p text:style-name="P52"/>
      <text:p text:style-name="P53">chapter-8</text:p>
      <text:p text:style-name="Standard">1. U.S. nonfarm labor productivity from 1948 to 2016 has averaged about</text:p>
      <text:p text:style-name="Standard">per year.</text:p>
      <text:p text:style-name="Standard">a. 1.1 percent</text:p>
      <text:p text:style-name="Standard">b. 2.3 percent</text:p>
      <text:p text:style-name="Standard">c. 3.0 percent</text:p>
      <text:p text:style-name="Standard">d. 3.3 percent</text:p>
      <text:p text:style-name="Standard"/>
      <text:p text:style-name="Standard">2. is the amount of output produced per unit of input.</text:p>
      <text:p text:style-name="Standard"/>
      <text:p text:style-name="Standard">3. The average annual growth rate of nonfarm labor productivity has never exceeded 3 percent. True or False?</text:p>
      <text:p text:style-name="Standard"/>
      <text:p text:style-name="Standard">4. A study of 527 large U.S. firms from 1987 to 1994 found that the benefits of applying IT</text:p>
      <text:p text:style-name="Standard">grow over time and that an IT investment can take .</text:p>
      <text:p text:style-name="Standard">a. one to three years to break even</text:p>
      <text:p text:style-name="Standard">b. three to five years for its users to become efficient in its use</text:p>
      <text:p text:style-name="Standard">c. five to seven years to result in a substantial increase in<text:s/>productivity</text:p>
      <text:p text:style-name="Standard">d. over seven years to fully recover the initial investment costs</text:p>
      <text:p text:style-name="Standard"/>
      <text:p text:style-name="Standard">5. Almost every job has partial automation potential, and research suggests that</text:p>
      <text:p text:style-name="Standard">of human work activities could be automated using existing technology.</text:p>
      <text:p text:style-name="Standard">a. about 25<text:s/>percent</text:p>
      <text:p text:style-name="Standard">b. almost one-third</text:p>
      <text:p text:style-name="Standard">c. 45 percent</text:p>
      <text:p text:style-name="Standard">d. well over half</text:p>
      <text:p text:style-name="Standard"/>
      <text:p text:style-name="Standard">6. The types of work activities least likely to be automated are activities related to .</text:p>
      <text:p text:style-name="Standard">a. data collection</text:p>
      <text:p text:style-name="Standard">b. interactions with stakeholders</text:p>
      <text:p text:style-name="Standard">c. data processing</text:p>
      <text:p text:style-name="Standard">d. physical tasks performed in a structured and predictable environment</text:p>
      <text:p text:style-name="Standard"/>
      <text:p text:style-name="Standard">7. involves computer programs that can learn some task and improve their</text:p>
      <text:p text:style-name="Standard">performance on that task with experience.</text:p>
      <text:p text:style-name="Standard"/>
      <text:p text:style-name="Standard">8. The rate at which activities become automated and workers are affected will</text:p>
      <text:p text:style-name="Standard">vary across different<text:s/>activities, occupations, and wage and skill levels. True or</text:p>
      <text:p text:style-name="Standard">False?</text:p>
      <text:p text:style-name="Standard"/>
      <text:p text:style-name="Standard">9. Which of the following is not one of the three main components of a machine learning system</text:p>
      <text:p text:style-name="Standard">?</text:p>
      <text:p text:style-name="Standard">a. a model</text:p>
      <text:p text:style-name="Standard">b. parameters</text:p>
      <text:p text:style-name="Standard">c. the learner</text:p>
      <text:p text:style-name="Standard">d. explanation facility</text:p>
      <text:p text:style-name="Standard"/>
      <text:p text:style-name="Standard">10. Which of the<text:s/>following statements about healthcare spending is not true?</text:p>
      <text:p text:style-name="Standard">a. Lifestyle changes have had a dramatic impact on increasing healthcare costs.</text:p>
      <text:p text:style-name="Standard">b. Much of the growth in healthcare costs is due to the continued aging of the population</text:p>
      <text:p text:style-name="Standard">in the United States.</text:p>
      <text:p text:style-name="Standard">c. The development and use of new medical technology in the United States has clearly</text:p>
      <text:p text:style-name="Standard">led to a reduction in healthcare costs.</text:p>
      <text:p text:style-name="Standard">d. U.S. spending on health care is expected to increase on an average of 5.6 percent per</text:p>
      <text:p text:style-name="Standard">year from 2016 until 2025.</text:p>
      <text:p text:style-name="Standard"/>
      <text:p text:style-name="Standard">11. Which of the<text:s/>following statements about electronic healthcare records is true?</text:p>
      <text:p text:style-name="Standard">a. EHRs contain the health-related information of an individual from a single healthcare</text:p>
      <text:p text:style-name="Standard">organization.</text:p>
      <text:p text:style-name="Standard">b. The data in an EHR system from one EHR can always be easily shared</text:p>
      <text:p text:style-name="Standard">electronically with a physician who uses an EHR system from another software</text:p>
      <text:p text:style-name="Standard">vendor.</text:p>
      <text:p text:style-name="Standard">c. A health information exchange can be helpful in sharing patient-level electronic information between different organizations.</text:p>
      <text:p text:style-name="Standard">d. The data in an EHR is not intended to be shared with others outside the organization</text:p>
      <text:p text:style-name="Standard">that collects the patient’s data.</text:p>
      <text:p text:style-name="Standard"/>
      <text:p text:style-name="Standard">12. Clinical is a process and a set of tool designed to enhance healthcarerelated decision making based on the use of clinical knowledge and patient-specific information to improve healthcare<text:s/>delivery.</text:p>
      <text:p text:style-name="Standard"/>
      <text:p text:style-name="Standard">13. A CPOE system enables physicians to place orders (for drugs, laboratory tests, radiology,</text:p>
      <text:p text:style-name="Standard">physical therapy) electronically, with the orders transmitted directly to the recipient. True or</text:p>
      <text:p text:style-name="Standard">False?</text:p>
      <text:p text:style-name="Standard"/>
      <text:p text:style-name="Standard">14. is the component of telehealth that provides medical care to people at a</text:p>
      <text:p text:style-name="Standard">location different from the healthcare providers.</text:p>
      <text:p text:style-name="Standard"/>
      <text:p text:style-name="P54">1. b; 2. Labor productivity; 3. False; 4. c; 5. c; 6. b; 7. machine learning; 8. True; 9. d; 10. c;</text:p>
      <text:p text:style-name="P55">11. c; 12. decision support; 13. True; 14. Telemedicine</text:p>
      <text:p text:style-name="P56"/>
      <text:p text:style-name="P57">chapter-9</text:p>
      <text:p text:style-name="Standard">1. The number of Internet users worldwide .</text:p>
      <text:p text:style-name="Standard">a. exceeds half the population of the world</text:p>
      <text:p text:style-name="Standard">b. is approaching 4 billion</text:p>
      <text:p text:style-name="Standard">c. is between 2 and 3 billion</text:p>
      <text:p text:style-name="Standard">d. is under 3 billion</text:p>
      <text:p text:style-name="Standard"/>
      <text:p text:style-name="Standard">2. The most popular social platform based on unique monthly visitors is .</text:p>
      <text:p text:style-name="Standard">a. YouTube</text:p>
      <text:p text:style-name="Standard">b. Twitter</text:p>
      <text:p text:style-name="Standard">c. Facebook</text:p>
      <text:p text:style-name="Standard">d. Instagram</text:p>
      <text:p text:style-name="Standard"/>
      <text:p text:style-name="Standard">3. Millennials (born 1981 to 1997) spend the most time on social media. True or False?</text:p>
      <text:p text:style-name="Standard"/>
      <text:p text:style-name="Standard">4. The two primary objectives of social media marketers are .</text:p>
      <text:p text:style-name="Standard">a. developing loyal fans and increasing product sales</text:p>
      <text:p text:style-name="Standard">b. providing market insight and generating leads</text:p>
      <text:p text:style-name="Standard">c. generating leads and increasing product sales</text:p>
      <text:p text:style-name="Standard">d. increasing product sales and raising brand awareness</text:p>
      <text:p text:style-name="Standard"/>
      <text:p text:style-name="Standard">5. employs tools provided by or tailored for a social network platform to build</text:p>
      <text:p text:style-name="Standard">a social community and interact with it.</text:p>
      <text:p text:style-name="Standard">a. Paid media marketing</text:p>
      <text:p text:style-name="Standard">b. Organic media marketing</text:p>
      <text:p text:style-name="Standard">c. Earned media</text:p>
      <text:p text:style-name="Standard">d. Unearned media</text:p>
      <text:p text:style-name="Standard"/>
      <text:p text:style-name="Standard">6. is a measure of the number of times an ad is displayed, whether it was</text:p>
      <text:p text:style-name="Standard">actually clicked on or not.</text:p>
      <text:p text:style-name="Standard"/>
      <text:p text:style-name="Standard">7. of employers used social media to<text:s/>research job candidates in 2016.</text:p>
      <text:p text:style-name="Standard">a. Around half</text:p>
      <text:p text:style-name="Standard">b. About one-fourth</text:p>
      <text:p text:style-name="Standard">c. A little more than half</text:p>
      <text:p text:style-name="Standard">d. Nearly three-quarters</text:p>
      <text:p text:style-name="Standard"/>
      <text:p text:style-name="Standard">8. Employers can legally reject a job applicant based on the content of the individual’s</text:p>
      <text:p text:style-name="Standard">social media activity only if the company is not violating federal or state discrimination</text:p>
      <text:p text:style-name="Standard">laws. True or False?</text:p>
      <text:p text:style-name="Standard"/>
      <text:p text:style-name="Standard">9. Cyberharassment encompasses both cyberabuse and cyberstalking. True or False?</text:p>
      <text:p text:style-name="Standard"/>
      <text:p text:style-name="Standard">10. What percent of U.S. Internet users have personally experienced cyberabuse?</text:p>
      <text:p text:style-name="Standard">a. About 25 percent</text:p>
      <text:p text:style-name="Standard">b. Nearly one-third</text:p>
      <text:p text:style-name="Standard">c. Just under 50 percent</text:p>
      <text:p text:style-name="Standard">d. Over 60 percent</text:p>
      <text:p text:style-name="Standard"/>
      <text:p text:style-name="Standard">11. involves a long-term pattern of unwanted persistent pursuit and intrusive</text:p>
      <text:p text:style-name="Standard">behavior (involving the use of an electronic communications device) that is directed by one</text:p>
      <text:p text:style-name="Standard">person against another that<text:s/>causes fear and distress in the victim.</text:p>
      <text:p text:style-name="Standard"/>
      <text:p text:style-name="Standard">12. State laws that prohibit the use of social networks by registered sex offenders are effective</text:p>
      <text:p text:style-name="Standard">in fighting sexual predators. True or False?</text:p>
      <text:p text:style-name="Standard"/>
      <text:p text:style-name="Standard">13. Which of the following measures is employed by social<text:s/>networking platforms to avoid the</text:p>
      <text:p text:style-name="Standard">posting of objectionable material?</text:p>
      <text:p text:style-name="Standard">a. The terms of user agreement for most social networking platforms states that the site</text:p>
      <text:p text:style-name="Standard">reserves the right to delete material or terminate user accounts that violate the site’s</text:p>
      <text:p text:style-name="Standard">policies.</text:p>
      <text:p text:style-name="Standard">b. Social media companies employ people to review material submitted.</text:p>
      <text:p text:style-name="Standard">c. Other users sometimes report objectionable material.</text:p>
      <text:p text:style-name="Standard">d. All of the above</text:p>
      <text:p text:style-name="Standard"/>
      <text:p text:style-name="Standard">14. The First Amendment of the U.S. Constitution protects the right to freedom of expression</text:p>
      <text:p text:style-name="Standard">from<text:s/>private employer interference; however, it does not prohibit free speech interference</text:p>
      <text:p text:style-name="Standard">by the government. True or False?</text:p>
      <text:p text:style-name="Standard"/>
      <text:p text:style-name="P58">1. b; 2. c; 3. False; 4. d; 5. b; 6. Impressions; 7. c; 8. True; 9. False; 10. c; 11. Cyberstalking;</text:p>
      <text:p text:style-name="P59">12. False; 13. d; 14. False</text:p>
      <text:p text:style-name="P60"/>
      <text:p text:style-name="P61">chapter-10</text:p>
      <text:p text:style-name="Standard">1. A hires the employees of its clients and then assumes responsibility for all</text:p>
      <text:p text:style-name="Standard">human resource functions. If this arrangement is terminated, the workers continue to be</text:p>
      <text:p text:style-name="Standard">employed by the client company.</text:p>
      <text:p text:style-name="Standard">a. temporary staffing firm</text:p>
      <text:p text:style-name="Standard">b. professional employer organization (PEO)</text:p>
      <text:p text:style-name="Standard">c. employee leasing firm</text:p>
      <text:p text:style-name="Standard">d. temporary employment agency</text:p>
      <text:p text:style-name="Standard"/>
      <text:p text:style-name="Standard">2. is one in which two employers have legal rights and duties with respect to</text:p>
      <text:p text:style-name="Standard">the same employee or group of employees.</text:p>
      <text:p text:style-name="Standard"/>
      <text:p text:style-name="Standard">3. Which of the following is not an advantage for<text:s/>organizations that employ contingent</text:p>
      <text:p text:style-name="Standard">workers?</text:p>
      <text:p text:style-name="Standard">a. The company can release contingent workers when they are no longer needed.</text:p>
      <text:p text:style-name="Standard">b. Training costs are kept to a minimum.</text:p>
      <text:p text:style-name="Standard">c. Contingent workers provide a way to meet fluctuating staffing needs.</text:p>
      <text:p text:style-name="Standard">d. The contingent worker’s experience may be useful to the next firm that hires him or her.</text:p>
      <text:p text:style-name="Standard"/>
      <text:p text:style-name="Standard">4. Which of the following statements indicate that the worker is not an independent contractor?</text:p>
      <text:p text:style-name="Standard">a. No federal income tax, Social Security tax, or Medicare taxes are withheld from his</text:p>
      <text:p text:style-name="Standard">paycheck.</text:p>
      <text:p text:style-name="Standard">b. The worker is protected by workplace safety and employment antidiscrimination laws.</text:p>
      <text:p text:style-name="Standard">c. He is not eligible for unemployment compensation benefits.</text:p>
      <text:p text:style-name="Standard">d. The worker sets his own work hours.</text:p>
      <text:p text:style-name="Standard"/>
      <text:p text:style-name="Standard">5. The National Labor Relations Act, Civil Rights Act, Air Labor Standards, and Employee</text:p>
      <text:p text:style-name="Standard">Retirement Income Security Act each all have a uniform, consistent definition of employee</text:p>
      <text:p text:style-name="Standard">and the same way of distinguishing between employees and independent contractors.</text:p>
      <text:p text:style-name="Standard">True or False?</text:p>
      <text:p text:style-name="Standard"/>
      <text:p text:style-name="Standard">6. The top country of birth for H-1B workers in the United States in 2015 was</text:p>
      <text:p text:style-name="Standard">a. Canada</text:p>
      <text:p text:style-name="Standard">b. Mexico</text:p>
      <text:p text:style-name="Standard">c. China</text:p>
      <text:p text:style-name="Standard">d. India</text:p>
      <text:p text:style-name="Standard"/>
      <text:p text:style-name="Standard">7. Which group of foreign workers is not exempt from the annual cap on the number of H-1B</text:p>
      <text:p text:style-name="Standard">visas granted?</text:p>
      <text:p text:style-name="Standard">a. Scientists hired to teach at U.S. universities.</text:p>
      <text:p text:style-name="Standard">b. Those<text:s/>hired to work in government research labs.</text:p>
      <text:p text:style-name="Standard">c. Those hired to work in nonprofit organizations.</text:p>
      <text:p text:style-name="Standard">d. Programmers and engineers hired to work at private technology companies.</text:p>
      <text:p text:style-name="Standard"/>
      <text:p text:style-name="Standard">8. Which of the following statements is not true?</text:p>
      <text:p text:style-name="Standard">a. All companies that employ H-1B workers are required to offer a wage not less than</text:p>
      <text:p text:style-name="Standard">95 percent of the average salary for the occupation.</text:p>
      <text:p text:style-name="Standard">b. Congress sets an annual cap on the number of H-1B visas to be granted—although the</text:p>
      <text:p text:style-name="Standard">number of visas issued often varies greatly from this cap due to various exceptions.</text:p>
      <text:p text:style-name="Standard">c. Companies cannot use an H-1B worker classified as an entry-level IT employee to fill</text:p>
      <text:p text:style-name="Standard">the position of a higher paid experienced worker.</text:p>
      <text:p text:style-name="Standard">d. Companies with 15 percent or more of their workers on H-1B visas can use those</text:p>
      <text:p text:style-name="Standard">workers to<text:s/>replace U.S. workers if those workers are paid at least $60,000 per year.</text:p>
      <text:p text:style-name="Standard"/>
      <text:p text:style-name="Standard">9. It appears that the current supply of U.S. computer and information science graduates</text:p>
      <text:p text:style-name="Standard">exceeds the long-term BLS forecast of new job openings. True or False?</text:p>
      <text:p text:style-name="Standard"/>
      <text:p text:style-name="Standard">10. Coemployment legal problems with offshore outsourcing are minimal because .</text:p>
      <text:p text:style-name="Standard">a. the primary rational for outsourcing is to lower costs</text:p>
      <text:p text:style-name="Standard">b. the company that contracts for the services does not generally supervise or control the</text:p>
      <text:p text:style-name="Standard">contractor’s employees</text:p>
      <text:p text:style-name="Standard">c. the services are provided by an organization whose employees are in a foreign country</text:p>
      <text:p text:style-name="Standard">d. the IT professionals involved can do their work anywhere—on a company’s premises or</text:p>
      <text:p text:style-name="Standard">thousands of miles away</text:p>
      <text:p text:style-name="Standard"/>
      <text:p text:style-name="Standard">11. Which of the following statements about the offshore outsourcing of a major<text:s/>IT project is not</text:p>
      <text:p text:style-name="Standard">true?</text:p>
      <text:p text:style-name="Standard">a. It advances the development of permanent IT workers in the United States.</text:p>
      <text:p text:style-name="Standard">b. There are likely additional costs associated with selection of a vendor, communications,</text:p>
      <text:p text:style-name="Standard">and travel.</text:p>
      <text:p text:style-name="Standard">c. Managers must make trade-offs between<text:s/>using offshore outsourcing firms and devoting</text:p>
      <text:p text:style-name="Standard">time and money to retain and develop their own staff.</text:p>
      <text:p text:style-name="Standard">d. Cultural and language differences can cause misunderstandings.</text:p>
      <text:p text:style-name="Standard"/>
      <text:p text:style-name="Standard">12. Which of the following statements about whistle-blowing is true?</text:p>
      <text:p text:style-name="Standard">a. Violators of the<text:s/>False Claim Act are liable for four times the dollar amount that the government is defrauded.</text:p>
      <text:p text:style-name="Standard">b. From the moment an employee becomes known as a whistle-blower, a public battle may</text:p>
      <text:p text:style-name="Standard">ensue, with negative publicity attacks on the individual’s personal integrity.</text:p>
      <text:p text:style-name="Standard">c. Whistle-blowing is an effective approach to take in dealing with all work-related matters,</text:p>
      <text:p text:style-name="Standard">from the serious to mundane.</text:p>
      <text:p text:style-name="Standard">d. A whistle-blower must be an employee of the company that is the source of the problem.</text:p>
      <text:p text:style-name="Standard"/>
      <text:p text:style-name="Standard">13. No comprehensive federal law protects all whistle-blowers from retaliatory acts. True or</text:p>
      <text:p text:style-name="Standard">False?</text:p>
      <text:p text:style-name="Standard"/>
      <text:p text:style-name="Standard">14. Electronic devices consist of many different materials, including some that are known to be</text:p>
      <text:p text:style-name="Standard">harmful to humans and the environment. Which of the following groups of people are at risk</text:p>
      <text:p text:style-name="Standard">of unhealthy exposure to these raw materials?</text:p>
      <text:p text:style-name="Standard">a. Electronic manufacturing employees and suppliers at all steps along the supply chain.</text:p>
      <text:p text:style-name="Standard">b. Users of these products when they are poorly designed or improperly manufactured.</text:p>
      <text:p text:style-name="Standard">c. Residents near recycling plants.</text:p>
      <text:p text:style-name="Standard">d. All<text:s/>of the above.</text:p>
      <text:p text:style-name="Standard"/>
      <text:p text:style-name="Standard">15. Which of the following statements about the European Union’s Restriction of Hazardous</text:p>
      <text:p text:style-name="Standard">Substances Directive is not true?</text:p>
      <text:p text:style-name="Standard">a. It requires manufacturers to use at least 65 percent reusable or recyclable components.</text:p>
      <text:p text:style-name="Standard">b. It requires manufacturers to implement a plan to manage products at the end of their life</text:p>
      <text:p text:style-name="Standard">cycle in an environmentally safe manner.</text:p>
      <text:p text:style-name="Standard">c. It enables purchasers to evaluate, compare, and select electronic products based on a</text:p>
      <text:p text:style-name="Standard">total of 51 environmental criteria.</text:p>
      <text:p text:style-name="Standard">d. It requires<text:s/>manufacturers to reduce or eliminate toxic material in their packaging.</text:p>
      <text:p text:style-name="Standard"/>
      <text:p text:style-name="P62">1. b; 2. coemployment relationship; 3. d; 4. b; 5. False; 6. d; 7. d; 8. c; 9. True; 10. b; 11.a;</text:p>
      <text:p text:style-name="P63">12. b; 13. True; 14. d; 15. C</text:p>
      <text:p text:style-name="P64"/>
      <text:p text:style-name="P65">CHAPTER 9</text:p>
      <text:p text:style-name="Standard">1. The number of Internet users worldwide .</text:p>
      <text:p text:style-name="Standard">a. exceeds half the population of the world</text:p>
      <text:p text:style-name="Standard">b. is approaching 4 billion</text:p>
      <text:p text:style-name="Standard">c. is between 2 and 3 billion</text:p>
      <text:p text:style-name="Standard">d. is under 3 billion</text:p>
      <text:p text:style-name="Standard"/>
      <text:p text:style-name="Standard">2. The most popular social platform based on unique monthly visitors is .</text:p>
      <text:p text:style-name="Standard">a. YouTube</text:p>
      <text:p text:style-name="Standard">b. Twitter</text:p>
      <text:p text:style-name="Standard">c. Facebook</text:p>
      <text:p text:style-name="Standard">d. Instagram</text:p>
      <text:p text:style-name="Standard"/>
      <text:p text:style-name="Standard">3. Millennials (born 1981 to 1997) spend the most time on social media. True or False?</text:p>
      <text:p text:style-name="Standard"/>
      <text:p text:style-name="Standard">4. The two primary objectives of social media marketers are .</text:p>
      <text:p text:style-name="Standard">a. developing loyal fans and increasing product sales</text:p>
      <text:p text:style-name="Standard">b. providing market insight and generating leads</text:p>
      <text:p text:style-name="Standard">c. generating leads and increasing product sales</text:p>
      <text:p text:style-name="Standard">d. increasing product sales and raising brand awareness</text:p>
      <text:p text:style-name="Standard"/>
      <text:p text:style-name="Standard">5. employs tools provided by or tailored for a social network platform to build</text:p>
      <text:p text:style-name="Standard">a social community and interact with it.</text:p>
      <text:p text:style-name="Standard">a. Paid media marketing</text:p>
      <text:p text:style-name="Standard">b. Organic media marketing</text:p>
      <text:p text:style-name="Standard">c. Earned media</text:p>
      <text:p text:style-name="Standard">d. Unearned media</text:p>
      <text:p text:style-name="Standard"/>
      <text:p text:style-name="Standard">6. is a measure of the number of times an ad is displayed, whether it was</text:p>
      <text:p text:style-name="Standard">actually clicked on or not.</text:p>
      <text:p text:style-name="Standard"/>
      <text:p text:style-name="Standard">7. of employers used social media to research job candidates in 2016.</text:p>
      <text:p text:style-name="Standard">a. Around half</text:p>
      <text:p text:style-name="Standard">b. About one-fourth</text:p>
      <text:p text:style-name="Standard">c. A little more than half</text:p>
      <text:p text:style-name="Standard">d. Nearly three-quarters</text:p>
      <text:p text:style-name="Standard"/>
      <text:p text:style-name="Standard">8. Employers can legally reject a job applicant based on the content of the individual’s</text:p>
      <text:p text:style-name="Standard">social media activity only if the company is not violating federal or state discrimination</text:p>
      <text:p text:style-name="Standard">laws. True or False?</text:p>
      <text:p text:style-name="Standard"/>
      <text:p text:style-name="Standard">9. Cyberharassment encompasses both cyberabuse and cyberstalking. True or False?</text:p>
      <text:p text:style-name="Standard"/>
      <text:p text:style-name="Standard">10. What percent of U.S. Internet users have personally experienced cyberabuse?</text:p>
      <text:p text:style-name="Standard">a. About 25 percent</text:p>
      <text:p text:style-name="Standard">b. Nearly one-third</text:p>
      <text:p text:style-name="Standard">c. Just under 50 percent</text:p>
      <text:p text:style-name="Standard">d. Over 60 percent</text:p>
      <text:p text:style-name="Standard"/>
      <text:p text:style-name="Standard">11. involves a long-term pattern of unwanted persistent pursuit and intrusive</text:p>
      <text:p text:style-name="Standard">behavior (involving the use of an electronic communications device) that is directed by one</text:p>
      <text:p text:style-name="Standard">person against another that causes fear and distress in the victim.</text:p>
      <text:p text:style-name="Standard"/>
      <text:p text:style-name="Standard">12. State laws that prohibit the use of social networks by registered sex offenders are effective</text:p>
      <text:p text:style-name="Standard">in fighting sexual predators. True or False?</text:p>
      <text:p text:style-name="Standard"/>
      <text:p text:style-name="Standard">13. Which of the following measures is employed by social networking platforms to avoid the</text:p>
      <text:p text:style-name="Standard">posting of objectionable material?</text:p>
      <text:p text:style-name="Standard">a. The terms of user agreement for most social networking platforms states that the site</text:p>
      <text:p text:style-name="Standard">reserves the right to delete material or terminate user accounts that violate the site’s</text:p>
      <text:p text:style-name="Standard">policies.</text:p>
      <text:p text:style-name="Standard">b. Social media companies employ people to review material submitted.</text:p>
      <text:p text:style-name="Standard">c. Other users sometimes report objectionable material.</text:p>
      <text:p text:style-name="Standard">d. All of the above</text:p>
      <text:p text:style-name="Standard"/>
      <text:p text:style-name="Standard">14. The First Amendment of the U.S. Constitution protects the right to freedom of expression</text:p>
      <text:p text:style-name="Standard">from private employer interference; however, it does not prohibit free speech interference</text:p>
      <text:p text:style-name="Standard">by the government. True or False?</text:p>
      <text:p text:style-name="Standard"/>
      <text:p text:style-name="P66">1. b; 2. c; 3. False; 4. d; 5. b; 6. Impressions; 7. c; 8. True; 9. False; 10. c; 11. Cyberstalking;</text:p>
      <text:p text:style-name="P67">12. False; 13. d; 14. False</text:p>
      <text:p text:style-name="P68"/>
      <text:p text:style-name="P69">chapter-7</text:p>
      <text:p text:style-name="Standard">1. Which one of the following<text:s/>statements is not true about high-quality software systems?</text:p>
      <text:p text:style-name="Standard">a. They are easy to learn and easy to use.</text:p>
      <text:p text:style-name="Standard">b. The need for such systems is a fairly recent occurrence.</text:p>
      <text:p text:style-name="Standard">c. They operate quickly and efficiently.</text:p>
      <text:p text:style-name="Standard">d. They keep system downtime to a minimum.</text:p>
      <text:p text:style-name="Standard"/>
      <text:p text:style-name="Standard">2. A software _____________ is any error that, if not removed, could cause a software system to fail.</text:p>
      <text:p text:style-name="Standard"/>
      <text:p text:style-name="Standard">3. Which one of the following is not a major cause of poor software quality?</text:p>
      <text:p text:style-name="Standard">a. Many developers do not know how to design quality into software or do not take the time</text:p>
      <text:p text:style-name="Standard">to do so.</text:p>
      <text:p text:style-name="Standard">b. Many software developers are incompetent or lazy.</text:p>
      <text:p text:style-name="Standard">c. Software developers are under extreme pressure to reduce the time to market of their products.</text:p>
      <text:p text:style-name="Standard">d. Programmers make mistakes in defining system requirements.</text:p>
      <text:p text:style-name="Standard"/>
      <text:p text:style-name="Standard">4. _____________ focuses<text:s/>on defining, measuring, and refining the quality of the development</text:p>
      <text:p text:style-name="Standard">process and the products developed during its various stages.</text:p>
      <text:p text:style-name="Standard"/>
      <text:p text:style-name="Standard">5. _____________ means that the defendant is held responsible for injuring another person,</text:p>
      <text:p text:style-name="Standard">regardless of negligence or<text:s/>intent.</text:p>
      <text:p text:style-name="Standard">a. Product liability</text:p>
      <text:p text:style-name="Standard">b. Strict liability</text:p>
      <text:p text:style-name="Standard">c. Negligence</text:p>
      <text:p text:style-name="Standard">d. Contributory negligence</text:p>
      <text:p text:style-name="Standard"/>
      <text:p text:style-name="Standard">6. A standard, proven work process that enables systems analysts, programmers, project</text:p>
      <text:p text:style-name="Standard">managers, and others to make controlled and orderly progress in developing high-quality</text:p>
      <text:p text:style-name="Standard">software is called a software _____________ .</text:p>
      <text:p text:style-name="Standard"/>
      <text:p text:style-name="Standard">7. The cost to identify and remove a defect in an early stage of software development is typically much less than the cost of removing a defect in an operating piece of software after it</text:p>
      <text:p text:style-name="Standard">has been distributed to many customers. True or False?</text:p>
      <text:p text:style-name="Standard"/>
      <text:p text:style-name="Standard">8. A system development methodology in which systems are developed in iterations, often</text:p>
      <text:p text:style-name="Standard">called “sprints,” lasting from one to four weeks is called _____________ development.</text:p>
      <text:p text:style-name="Standard"/>
      <text:p text:style-name="Standard">9. A software-testing technique in which the software is tested without actually executing the</text:p>
      <text:p text:style-name="Standard">code is _____________ .</text:p>
      <text:p text:style-name="Standard">a. dynamic testing</text:p>
      <text:p text:style-name="Standard">b. white-box testing</text:p>
      <text:p text:style-name="Standard">c. static testing</text:p>
      <text:p text:style-name="Standard">d. black-box testing</text:p>
      <text:p text:style-name="Standard"/>
      <text:p text:style-name="Standard">10. _____________ is a collection of best practices that help organizations assess and improve</text:p>
      <text:p text:style-name="Standard">their software development practices.</text:p>
      <text:p text:style-name="Standard">a. FMEA</text:p>
      <text:p text:style-name="Standard">b. CMMI-DEV</text:p>
      <text:p text:style-name="Standard">c. ISO 9000</text:p>
      <text:p text:style-name="Standard">d. DOD-178B</text:p>
      <text:p text:style-name="Standard"/>
      <text:p text:style-name="Standard">11. If the annualized rate of occurrence is one percent and the annual loss expectancy is</text:p>
      <text:p text:style-name="Standard">$100,000, the single loss expectancy is _____________ .</text:p>
      <text:p text:style-name="Standard">a. $1,000</text:p>
      <text:p text:style-name="Standard">b.<text:s/>$10,000</text:p>
      <text:p text:style-name="Standard">c. $100,000</text:p>
      <text:p text:style-name="Standard">d. $10 million</text:p>
      <text:p text:style-name="Standard"/>
      <text:p text:style-name="Standard">12. The provision of multiple interchangeable components to perform a single function to cope</text:p>
      <text:p text:style-name="Standard">with failures and errors is called _____________ .</text:p>
      <text:p text:style-name="Standard">a. risk</text:p>
      <text:p text:style-name="Standard">b. reliability</text:p>
      <text:p text:style-name="Standard">c. redundancy</text:p>
      <text:p text:style-name="Standard">d. availability</text:p>
      <text:p text:style-name="Standard"/>
      <text:p text:style-name="Standard">13.<text:s/>_____________ is a measure of the rate of failure in a system that would render it unusable</text:p>
      <text:p text:style-name="Standard">over its expected lifetime.</text:p>
      <text:p text:style-name="Standard"/>
      <text:p text:style-name="Standard">14. One of the most important and challenging areas of safety-critical system design is the</text:p>
      <text:p text:style-name="Standard">system–human interface. True or False?</text:p>
      <text:p text:style-name="Standard"/>
      <text:p text:style-name="Standard">15.<text:s/>_____________ is an important technique used to develop ISO 9000–compliant quality</text:p>
      <text:p text:style-name="Standard">systems by both evaluating reliability and determining the effects of system and equipment</text:p>
      <text:p text:style-name="Standard">failures.</text:p>
      <text:p text:style-name="Standard">a. N-version programming</text:p>
      <text:p text:style-name="Standard">b. FMEA</text:p>
      <text:p text:style-name="Standard">c. Redundancy</text:p>
      <text:p text:style-name="Standard">d. Agile system development</text:p>
      <text:p text:style-name="Standard"/>
      <text:p text:style-name="P70">1. b.; 2. defect; 3. b.; 4. Quality management; 5. b.; 6. development methodology. 7. True;</text:p>
      <text:p text:style-name="P71">8. agile; 9. c.; 10. b.; 11. d.; 12. c.; 13. Reliability; 14. True; 15. B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1666in" fo:margin-bottom="0.7875in" fo:margin-right="0.23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khlakh Ahmad</meta:initial-creator>
    <dc:creator>Ekhlakh Ahmad</dc:creator>
    <meta:creation-date>2023-05-24T13:13:00Z</meta:creation-date>
    <dc:date>2023-05-24T13:38:00Z</dc:date>
    <meta:print-date>2023-05-24T13:38:00Z</meta:print-date>
    <meta:template xlink:href="Normal" xlink:type="simple"/>
    <meta:editing-cycles>5</meta:editing-cycles>
    <meta:editing-duration>PT600S</meta:editing-duration>
    <meta:document-statistic meta:page-count="1" meta:paragraph-count="78" meta:word-count="5877" meta:character-count="39303" meta:row-count="279" meta:non-whitespace-character-count="33504"/>
  </office:meta>
</office:document-meta>
</file>